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Parr Lumber (4'x8' TO BUY)</text:p>
          </table:table-cell>
          <table:table-cell table:style-name="Default"/>
          <table:table-cell table:style-name="ce13"/>
          <table:table-cell table:style-name="ce12" table:formula="of:=[.B7]*[.F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template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the separate components below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tapered head 1" bolt (1/4"-20 x 1" page 82) flat head</text:p>
          </table:table-cell>
          <table:table-cell/>
          <table:table-cell table:style-name="Default"/>
          <table:table-cell/>
          <table:table-cell table:style-name="ce12" table:formula="of:=[.B24]*[.F2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 to match bolts, above</text:p>
          </table:table-cell>
          <table:table-cell/>
          <table:table-cell table:style-name="Default"/>
          <table:table-cell/>
          <table:table-cell table:style-name="ce12" table:formula="of:=[.B25]*[.F2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20"- pan-head bolts x <text:s/>length)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 office:value-type="string" calcext:value-type="string">
            <text:p><text:a xlink:href="http://www.mcmaster.com/#91735a548/=zsv1k2" xlink:type="simple">http://www.mcmaster.com/#91735a548/=zsv1k2</text:a></text:p>
          </table:table-cell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1/2"-13?), either 8' or 6' + 3'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29]*[.F29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0]*[.F3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1]*[.F31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2]*[.F32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1" length bolts for rail assemblies. <text:s/>(book says 1/4", but it's for 5/16" holes in bearings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3 </text:p>
          </table:table-cell>
          <table:table-cell table:style-name="ce13" office:value-type="currency" office:currency="USD" office:value="8.13" calcext:value-type="currency">
            <text:p>$8.13</text:p>
          </table:table-cell>
          <table:table-cell table:style-name="ce12" table:formula="of:=[.B33]*[.F33]" office:value-type="currency" office:currency="USD" office:value="8.13" calcext:value-type="currency">
            <text:p>$8.13</text:p>
          </table:table-cell>
          <table:table-cell table:style-name="Default" office:value-type="string" calcext:value-type="string">
            <text:p><text:a xlink:href="http://www.mcmaster.com/#91309a583/=zst3tf" xlink:type="simple">http://www.mcmaster.com/#91309a583/=zst3tf</text:a></text:p>
          </table:table-cell>
          <table:table-cell table:style-name="Default" office:value-type="string" calcext:value-type="string">
            <text:p>Low-Strength Zinc-Plated Steel Cap Screw 5/16"-18 Fully Threaded, 1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8 nuts to match the rail assembly bolts (pg 108 and 157 say 16 each, but I count 8, but I'm using 16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4]*[.F34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5]*[.F3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6]*[.F3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square nut, to follow the lead screw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" washers (slightly less than 1"?)</text:p>
          </table:table-cell>
          <table:table-cell/>
          <table:table-cell table:style-name="Default"/>
          <table:table-cell/>
          <table:table-cell table:style-name="ce12" table:formula="of:=[.B42]*[.F4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4]*[.F4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2 lockwashers for the nuts for the rail assemblies. XXXX small enough to not bind the bearing.</text:p>
          </table:table-cell>
          <table:table-cell office:value-type="string" calcext:value-type="string">
            <text:p>to buy</text:p>
          </table:table-cell>
          <table:table-cell table:style-name="Default"/>
          <table:table-cell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7])" office:value-type="currency" office:currency="USD" office:value="443.7" calcext:value-type="currency">
            <text:p>$443.7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DEWALT 12-in Turbo High-Performance Aluminum Oxide Circular Saw Blade (for cutting aluminum rails)</text:p>
          </table:table-cell>
          <table:table-cell office:value-type="string" calcext:value-type="string">
            <text:p>Lowes (to buy)</text:p>
          </table:table-cell>
          <table:table-cell office:value-type="string" calcext:value-type="string">
            <text:p>178770 </text:p>
          </table:table-cell>
          <table:table-cell table:style-name="ce13" office:value-type="currency" office:currency="USD" office:value="6.98" calcext:value-type="currency">
            <text:p>$6.98</text:p>
          </table:table-cell>
          <table:table-cell table:style-name="ce13" table:formula="of:=[.B62]*[.F62]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lowes.com/pd_178770-70-DW8057___?Ntt=12%22+blade+cuts+metal&amp;UserSearch=12%22+blade+cuts+metal&amp;productId=1224259" xlink:type="simple">http://www.lowes.com/pd_178770-70-DW8057___?Ntt=12%22+blade+cuts+metal&amp;UserSearch=12%22+blade+cuts+metal&amp;productId=1224259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3]*[.F6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 XXXX I bought a 6" Incra Rule 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X</text:p>
          </table:table-cell>
          <table:table-cell table:style-name="ce13" office:value-type="currency" office:currency="USD" office:value="33.33" calcext:value-type="currency">
            <text:p>$33.33</text:p>
          </table:table-cell>
          <table:table-cell table:style-name="ce13" table:formula="of:=[.B65]*[.F65]" office:value-type="currency" office:currency="USD" office:value="33.33" calcext:value-type="currency">
            <text:p>$33.33</text:p>
          </table:table-cell>
          <table:table-cell office:value-type="string" calcext:value-type="string">
            <text:p><text:a xlink:href="http://www.amazon.com/Incra-T-RULE12-12-Inch-Precision-Marking/dp/B00004TRBX" xlink:type="simple">http://www.amazon.com/Incra-T-RULE12-12-Inch-Precision-Marking/dp/B00004TRBX</text:a></text:p>
          </table:table-cell>
          <table:table-cell office:value-type="string" calcext:value-type="string">
            <text:p>XXXX I need to check that I really am using the 12" rule.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6]*[.F66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7]*[.F6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70]*[.F7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/16" metal drill bit for rails (book uses a 17/64" metal drill and a tap instead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71]*[.F71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 (I'm not using this)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2]*[.F72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 (I'm not using this: I drill a non-tapped hole in the rails)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3]*[.F73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4]*[.F7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r sized for lead screw bearings)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for countersunk hole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7]*[.F8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8]*[.F8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3:.G87])" office:value-type="currency" office:currency="USD" office:value="226.94" calcext:value-type="currency">
            <text:p>$226.94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1:23:09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48M51S</meta:editing-duration>
    <meta:editing-cycles>135</meta:editing-cycles>
    <meta:generator>LibreOffice/5.0.2.2$Windows_x86 LibreOffice_project/37b43f919e4de5eeaca9b9755ed688758a8251fe</meta:generator>
    <dc:date>2015-11-20T21:38:15.398000000</dc:date>
    <meta:document-statistic meta:table-count="1" meta:cell-count="417" meta:object-count="0"/>
    <meta:user-defined meta:name="Info 1"/>
    <meta:user-defined meta:name="Info 2"/>
    <meta:user-defined meta:name="Info 3"/>
    <meta:user-defined meta:name="Info 4"/>
  </office:meta>
</office:document-meta>
</file>